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59eae" officeooo:paragraph-rsid="00159eae"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95328" officeooo:paragraph-rsid="00195328"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officeooo:rsid="0015a506" officeooo:paragraph-rsid="0015a506"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16cefd" officeooo:paragraph-rsid="00188309"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fo:font-size="14pt" style:text-underline-style="none" fo:font-weight="normal" officeooo:rsid="00188309" officeooo:paragraph-rsid="00188309"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fo:font-size="16pt" fo:font-weight="bold" officeooo:rsid="00159eae" officeooo:paragraph-rsid="00159eae"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2pt" fo:font-weight="normal" officeooo:rsid="00159eae" officeooo:paragraph-rsid="00159ea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88309" officeooo:paragraph-rsid="0018830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95328" officeooo:paragraph-rsid="00195328"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style:text-underline-style="none" fo:font-weight="normal" officeooo:rsid="00195328" officeooo:paragraph-rsid="0019532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95328" officeooo:paragraph-rsid="00195328"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f93a6" officeooo:paragraph-rsid="001f93a6"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0f5fa" officeooo:paragraph-rsid="0020f5fa"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1f93a6" officeooo:paragraph-rsid="001f93a6"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95328" officeooo:paragraph-rsid="0019532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d1c9b" officeooo:paragraph-rsid="001d1c9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daad4" officeooo:paragraph-rsid="001daad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f93a6" officeooo:paragraph-rsid="001f93a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0f5fa" officeooo:paragraph-rsid="0020f5f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150e2" officeooo:paragraph-rsid="002150e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f93a6" officeooo:paragraph-rsid="001f93a6"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bold" officeooo:rsid="001f93a6" officeooo:paragraph-rsid="001f93a6"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none" fo:font-weight="bold" officeooo:rsid="002150e2" officeooo:paragraph-rsid="002150e2" style:font-size-asian="10.5pt" style:font-weight-asian="bold" style:font-size-complex="12pt" style:font-weight-complex="bold"/>
    </style:style>
    <style:style style:name="T1" style:family="text">
      <style:text-properties officeooo:rsid="00188309"/>
    </style:style>
    <style:style style:name="T2" style:family="text">
      <style:text-properties fo:font-size="12pt" style:font-size-asian="12pt" style:font-size-complex="12pt"/>
    </style:style>
    <style:style style:name="T3" style:family="text">
      <style:text-properties fo:font-size="12pt" officeooo:rsid="00188309" style:font-size-asian="12pt" style:font-size-complex="12pt"/>
    </style:style>
    <style:style style:name="T4" style:family="text">
      <style:text-properties officeooo:rsid="001cc5a3"/>
    </style:style>
    <style:style style:name="T5" style:family="text">
      <style:text-properties officeooo:rsid="001daad4"/>
    </style:style>
    <style:style style:name="T6" style:family="text">
      <style:text-properties officeooo:rsid="001f93a6"/>
    </style:style>
    <style:style style:name="T7" style:family="text">
      <style:text-properties officeooo:rsid="0021ed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s Of Speech</text:p>
      <text:p text:style-name="P7"/>
      <text:p text:style-name="P7">David Olson</text:p>
      <text:p text:style-name="P7">CS 470</text:p>
      <text:p text:style-name="P7"/>
      <text:p text:style-name="P7"/>
      <text:p text:style-name="P1">N-gram</text:p>
      <text:p text:style-name="P1"/>
      <text:p text:style-name="P4"><text:span text:style-name="T2">I based my n-gram program heavily on the sample code that was in the Content section of Learning Suite, entitled n-gram.py. <text:s/></text:span><text:span text:style-name="T3">The file was small and easy to understand, and I made a couple additions to it. <text:s/>The program reads in each word of a text file, and uses each word as a key in a dictionary. <text:s/>It adds the following word into the list that is the value related to that key in the dictionary. <text:s/>Some dictionary entries were of less common words and thus had short lists, like this example from when Obama’s speech was run through the program:</text:span><text:span text:style-name="T1"> </text:span></text:p>
      <text:p text:style-name="P5"/>
      <text:p text:style-name="P5">"['without']": ['a', 'regard']</text:p>
      <text:p text:style-name="P5"/>
      <text:p text:style-name="P8">Other more common words had more subsequent words to choose from, even containing repeats of certain words:</text:p>
      <text:p text:style-name="P8"/>
      <text:p text:style-name="P10">"['you']": ['have', 'that', 'now', 'cannot', '.', 'on', 'can', 'destroy', 'are', 'are', 'to', 'to', '.', '.']</text:p>
      <text:p text:style-name="P10"/>
      <text:p text:style-name="P9">There are no explicit probabilities calculated <text:span text:style-name="T4">(but if there were, ‘have’ would be 1/14, ‘are’ would be 1/7 and so forth)</text:span>, but in generating new text from the model, the next word after the key is chosen randomly from its values, and so a word that appears more often in the list will show up more often <text:s/>in the text after its key. <text:s/>The program generates a 100 word paragraph. <text:s/>One change I made was to start with a random key from the dictionary as opposed to starting with an empty string, which <text:span text:style-name="T7">had </text:span>made it so the first word in the training data <text:span text:style-name="T7">always </text:span>came first in the generated text. <text:s/>After th<text:span text:style-name="T7">e</text:span> initial word, the <text:s/>next word <text:span text:style-name="T7">is</text:span> randomly chosen from the key’s values, then that chosen value becomes the next key, <text:span text:style-name="T7">and so forth</text:span>. <text:s/>I also changed the output from a list form into paragraph form that was pipelined to a file. <text:s/>Below is text generated from the Bible and Donald Trump. <text:s/>The n-gram method doesn’t generate text that passes as human, but I’m sure you’ll guess which is which. <text:s/></text:p>
      <text:p text:style-name="P5"/>
      <text:p text:style-name="P5"/>
      <text:p text:style-name="P4">trade deficits are going to disrupt the 2nd amendment, and reduce tuition and towns, I laid out the war on the American workers to bring us deliver justice for all – where I campaign pledge. It reads: “I’m With You have to show the cost of our country – I say.” At the hedge funds or more, we are leaving, the middle class. We Will Make America is protected and huge tax hike in Mexico. Today, the Supreme Court who will always protect our inner cities – and you couldn't drink the same neighborhoods and to break with the same political</text:p>
      <text:p text:style-name="P3"/>
      <text:p text:style-name="P3"/>
      <text:p text:style-name="P3">saying, Thus saith the Holy One of the voice of children, and under every hill, and in his might, let them out my name, that waiteth for I gave my tent any more than the stream is <text:soft-page-break/>spoiled: suddenly are escaped of the daughter of many generations; and to me, and my head of Benjamin: To proclaim liberty to thee. Behold, they have formed me void, but upon destruction is grief and great men, neither came to make them in Shiloh, where our righteousnesses are born in one that knew them. They bear no more be all high places shall </text:p>
      <text:p text:style-name="P3"/>
      <text:p text:style-name="P3"/>
      <text:p text:style-name="P2"/>
      <text:p text:style-name="P2">Viterbi</text:p>
      <text:p text:style-name="P16">For this part of the lab, I <text:span text:style-name="T7">also </text:span>heavily based my work on existing code, as per the lab instructions. <text:s/>I was basically able to use the python code from the Wikipedia page about the Viterbi algorithm. <text:s/>There was some work involved in obtaining the correct inputs to the viterbi function from the training data. <text:s/>Also the implementation assumed that all of the observation space was known. <text:s/>However, for this task there were words that appeared in the testing data that were not in the training data, and while dealing with those words a python error showed up. <text:s/>I got around this by catching the exception and randomly choosing a word from the training set emission probabilities <text:span text:style-name="T7">dictionary </text:span>rather than using this “unknown” word as a bad key in <text:span text:style-name="T7">the</text:span> dictionary. <text:s/>I also wrote a separate python script to test <text:span text:style-name="T7">the</text:span> accuracy of the <text:span text:style-name="T7">parts of speech output</text:span>. <text:s text:c="3"/></text:p>
      <text:p text:style-name="P16"/>
      <text:p text:style-name="P16">The code that comes before the viterbi function finds the state space, the observation space, and transition and emission probabilities. <text:s/>This involves reading through the training file and <text:span text:style-name="T5">parsing out all of the words in order and their corresponding parts of speech in order. <text:s/>The state space is found by taking the list of parts of speech and putting that into a set, so all duplicates are discarded. <text:s/>The observation space is literally the list of words, as it is the whole text that you want to be tagged. <text:s/>The transition and emission probabilities were slightly more complex, but still solvable in a few for loops. <text:s/>The transition matrix is a data structure that tells us for each part of speech <text:s/>the probabilities for what the next part of speech will be. <text:s/>Here is the first (rounded to one decimal) entry in the matrix derived from 6,000 lines of the training data:</text:span></text:p>
      <text:p text:style-name="P16"/>
      <text:p text:style-name="P17">0.0 0.0 0.0 0.0 0.0 0.0 0.0 0.0 0.3 0.0 0.0 0.0 0.0 0.0 0.0 0.4 0.0 0.0 0.0 0.0 0.0 0.0 0.0 0.0 0.2 0.0 0.0 0.0 0.0 0.0 0.0 0.0 0.0 0.0 0.0 0.0 0.0 0.0 0.0 0.0 0.0 0.0 0.0 0.0 0.0</text:p>
      <text:p text:style-name="P17"/>
      <text:p text:style-name="P17">This means that the tag which came first in the unique set of tags (‘PRP$’) is only ever followed by three other tags, with probabilities of a little over 30, 40, and 20 percent. <text:s/>The emission matrix is similar, but with rows with a much greater width, because it maps parts of speech to <text:span text:style-name="T7">thousands of </text:span>words. <text:s/>I’ll mention here that 6,000 lines was fairly computationally complex, and so that’s the maximum number I used for final testing. <text:s/>The program took at least 5 minutes to run. <text:s/><text:span text:style-name="T6">I also narrowed down the testing data to a few hundred words. <text:s/>Also I never quite hammered out one last bug, or else there was just not enough data, but after some amount of output I would run into a tag that would be the only tag output for the rest of the time. <text:s/>I therefore cut off the output at that point and measure accuracy up until that point. <text:s/>On one run that put me at 121 parts of speech tagged. <text:s/>Here is the test data followed by the output of the viterbi algorithm for the first 121 words:</text:span> <text:s text:c="2"/></text:p>
      <text:p text:style-name="P9"/>
      <text:p text:style-name="P22">Original Text with tags:</text:p>
      <text:p text:style-name="P18">The_DT economy_NN 's_POS temperature_NN will_MD be_VB taken_VBN from_IN several_JJ vantage_NN points_NNS this_DT week_NN ,_, with_IN readings_NNS on_IN trade_NN ,_, output_NN ,_, housing_NN and_CC inflation_NN ._. The_DT most_RBS troublesome_JJ report_NN <text:soft-page-break/>may_MD be_VB the_DT August_NNP merchandise_NN trade_NN deficit_NN due_JJ out_IN tomorrow_NN ._. The_DT trade_NN gap_NN is_VBZ expected_VBN to_TO widen_VB to_TO about_IN $_$ 9_CD billion_CD from_IN July_NNP 's_POS $_$ 7.6_CD billion_CD ,_, according_VBG to_TO a_DT survey_NN by_IN MMS_NNP International_NNP ,_, a_DT unit_NN of_IN McGraw-Hill_NNP Inc._NNP ,_, New_NNP York_NNP ._. Thursday_NNP 's_POS report_NN on_IN the_DT September_NNP consumer_NN price_NN index_NN is_VBZ expected_VBN to_TO rise_VB ,_, although_IN not_RB as_RB sharply_RB as_IN the_DT 0.9_CD %_NN gain_NN reported_VBN Friday_NNP in_IN the_DT producer_NN price_NN index_NN ._. That_DT gain_NN was_VBD being_VBG cited_VBD as_IN a_DT reason_NN the_DT stock_NN market_NN was_VBD down_IN early_RB </text:p>
      <text:p text:style-name="P18"/>
      <text:p text:style-name="P22">Viterbi Tags</text:p>
      <text:p text:style-name="P18">DT NN POS NNS MD VB VBN IN JJ JJ NNS DT NN , IN VBN IN NN , NN , NN CC NN . DT JJS NN NN MD VB DT NNP NN NN NN RB IN NN . DT NN NN VBZ VBN TO VB TO RB $ CD CD IN NNP POS $ CD CD , VBG TO DT NN IN NNP NNP , DT NN IN NNP NNP , NNP NNP . NNP POS NN IN DT NNP NN NN NN VBZ VBN TO VB , IN RB RB RB IN DT CD NN NN VBD NNP IN DT NN NN NN . DT NN VBD VBG VBN IN DT NN DT NN NN VBD RP PRP$ </text:p>
      <text:p text:style-name="P18"/>
      <text:p text:style-name="P18"/>
      <text:p text:style-name="P18">The total correct tags was 110. <text:s/>Therefore, the accuracy was (110/121) * 100, or 90.9%, which I thought was pretty good. <text:s/>The specs also ask for the accuracy of using the training set as the testing set. <text:s/>That comes out to 100%, which is always the case in machine learning when we train and test on the same data, because the algorithm is just finding patterns then looking for those patterns. <text:s/></text:p>
      <text:p text:style-name="P18"/>
      <text:p text:style-name="P18"/>
      <text:p text:style-name="P12">Time Spent</text:p>
      <text:p text:style-name="P21">10 hours</text:p>
      <text:p text:style-name="P14"/>
      <text:p text:style-name="P14"/>
      <text:p text:style-name="P12">Improvements</text:p>
      <text:p text:style-name="P18">This is no secret, but the class as a whole was very confused as we went through HMM’s and the Viterbi algorithm in lecture. <text:s/>I would think next semester it would be helpful to do smaller programming assignments or homework regarding this topic, rather than confusing abstract lectures, then trying to jump straight into doing the entire Viterbi algorithm on a difficult problem. <text:s/></text:p>
      <text:p text:style-name="P18"/>
      <text:p text:style-name="P18"/>
      <text:p text:style-name="P13">Late Days</text:p>
      <text:p text:style-name="P19">I’ll bet for sure I’ll need to use some late days on this one. <text:s/></text:p>
      <text:p text:style-name="P19"/>
      <text:p text:style-name="P19"/>
      <text:p text:style-name="P19"/>
      <text:p text:style-name="P13">Code</text:p>
      <text:p text:style-name="P19">I think Dr. Crandall mentioned to not worry about the source code.</text:p>
      <text:p text:style-name="P19"/>
      <text:p text:style-name="P19"/>
      <text:p text:style-name="P19"/>
      <text:p text:style-name="P19"/>
      <text:p text:style-name="P20"/>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2:38:13.489467196</meta:creation-date>
    <dc:date>2016-12-02T20:03:05.348796514</dc:date>
    <meta:editing-duration>PT33M37S</meta:editing-duration>
    <meta:editing-cycles>6</meta:editing-cycles>
    <meta:generator>LibreOffice/5.1.4.2$Linux_X86_64 LibreOffice_project/10m0$Build-2</meta:generator>
    <meta:document-statistic meta:table-count="0" meta:image-count="0" meta:object-count="0" meta:page-count="4" meta:paragraph-count="29" meta:word-count="1473" meta:character-count="8170" meta:non-whitespace-character-count="6667"/>
  </office:meta>
</office:document-meta>
</file>